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bb2d0" officeooo:paragraph-rsid="001bb2d0"/>
    </style:style>
    <style:style style:name="P3" style:family="paragraph" style:parent-style-name="Text_20_body">
      <style:text-properties officeooo:rsid="001c0eb5" officeooo:paragraph-rsid="001c0eb5"/>
    </style:style>
    <style:style style:name="P4" style:family="paragraph" style:parent-style-name="Text_20_body">
      <style:text-properties officeooo:rsid="001c9ac1" officeooo:paragraph-rsid="001c0eb5"/>
    </style:style>
    <style:style style:name="P5" style:family="paragraph" style:parent-style-name="Text_20_body">
      <style:text-properties officeooo:paragraph-rsid="0026c8e1"/>
    </style:style>
    <style:style style:name="P6" style:family="paragraph" style:parent-style-name="Heading_20_2">
      <style:text-properties officeooo:rsid="001bb2d0" officeooo:paragraph-rsid="001bb2d0"/>
    </style:style>
    <style:style style:name="T1" style:family="text">
      <style:text-properties officeooo:rsid="001c0eb5"/>
    </style:style>
    <style:style style:name="T2" style:family="text">
      <style:text-properties officeooo:rsid="001c9ac1"/>
    </style:style>
    <style:style style:name="T3" style:family="text">
      <style:text-properties officeooo:rsid="001e5f9e"/>
    </style:style>
    <style:style style:name="T4" style:family="text">
      <style:text-properties officeooo:rsid="00201ea0"/>
    </style:style>
    <style:style style:name="T5" style:family="text">
      <style:text-properties officeooo:rsid="0021ecdf"/>
    </style:style>
    <style:style style:name="T6" style:family="text">
      <style:text-properties officeooo:rsid="0023b406"/>
    </style:style>
    <style:style style:name="T7" style:family="text">
      <style:text-properties officeooo:rsid="0024b4f1"/>
    </style:style>
    <style:style style:name="T8" style:family="text">
      <style:text-properties officeooo:rsid="00254dd6"/>
    </style:style>
    <style:style style:name="T9" style:family="text">
      <style:text-properties officeooo:rsid="0025aa0d"/>
    </style:style>
    <style:style style:name="T10" style:family="text">
      <style:text-properties officeooo:rsid="0026c8e1"/>
    </style:style>
    <style:style style:name="T11" style:family="text">
      <style:text-properties officeooo:rsid="0027b569"/>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h text:style-name="Heading_20_1" text:outline-level="1"><text:bookmark text:name="org6eef33c"/><text:bookmark-start text:name="OrgXref.org6eef33c"/>Chapter 29 <text:bookmark-end text:name="OrgXref.org6eef33c"/></text:h>
      <text:h text:style-name="P6" text:outline-level="2">Beth returns</text:h>
      <text:p text:style-name="P2"><text:tab/>Vicky is sitting on the couch looking at some pictures of Tom, Beth had laid out. One is him without a shirt and wearing only a thong. <text:s/>Vicky smiles and says, “He does have a nice body” </text:p>
      <text:p text:style-name="P2"><text:tab/>As she’s looking threw the rest of the <text:span text:style-name="T2">pictures.</text:span> She admits that he is good-looking. But don’t want him to be the dad of her pups. Can a cat even impregnate a Fox? She decides to look it up.</text:p>
      <text:p text:style-name="P2"><text:tab/>She finds a bunch of babies that answers her questions. She says, “Awe their cute” She feels a warm feeling in her stomach and she understands what Beth wanted.</text:p>
      <text:p text:style-name="P2"><text:tab/><text:span text:style-name="T8">Then a</text:span>fter, looking threw Beth’s browser history. She finds a bunch of research that Beth was doing. Including cross species impregnation. Vicky realizes <text:span text:style-name="T8">she</text:span> did put a lot of work in this. But another question comes to mind. Does she research everything?</text:p>
      <text:p text:style-name="P2"><text:tab/> <text:span text:style-name="T1">She walks into Beth’s office and sees a big stack of papers after going threw them she finds where she went. Vicky gasps then hears the door open.</text:span></text:p>
      <text:p text:style-name="P2"><text:tab/><text:span text:style-name="T1">She hurries out feeling like she did when she was a pup getting into something she wasn’t supose to be. Beth don’t care if Vicky goes in her office and has even told her she’s allowed to look at anything she wants. But sneaking and doing it when Beth is gone made it seem like she’s bad.</text:span></text:p>
      <text:p text:style-name="P3"><text:tab/>Vicky walks into the living room expecting to see Beth upset but instead she’s smiling. </text:p>
      <text:p text:style-name="P3"><text:tab/>Vicky runs up and<text:span text:style-name="T8"> </text:span>hugs <text:span text:style-name="T8">her</text:span>. She says, “I know where you went” Beth replies, “I left those papers out for you.” Vicky blushes and says, “So how’d it go?” Beth sits down and says, “At first it was bad. Like really bad. But after Doctor Kelly recommended me to come home and get you I decided that maybe I’m not ready. I went back and quit. I no longer work for the hospital, officially. Dr. Kelly told me I’m more than welcome to return”</text:p>
      <text:p text:style-name="P3"><text:tab/>Vicky wants to know how bad <text:span text:style-name="T8">it </text:span>was but decides to not ask and instead says, “So what did you decide to do” Beth smiles and says, “Have a baby” Vicky confused says, “But we were already going to do that” Beth nods and says, “Yes I know, <text:span text:style-name="T9">but</text:span> I was actually second thinking it. You said no to Tom. I just want to know why? <text:span text:style-name="T8">Do y</text:span>ou need to know the person that is going to be your baby’s dad? Or would rather be artificially <text:span text:style-name="T2">inseminated</text:span>?” </text:p>
      <text:p text:style-name="P3"><text:tab/>Vicky sighs and says, “The reason I’m not going to say because you’ll be mad”. Beth nods and says, “Hum I’ll find someone else” Vicky replies, “If I choose a fox you might not like him, and <text:span text:style-name="T8">visa</text:span> versa. Why don’t we <text:span text:style-name="T2">ether</text:span> find ou<text:span text:style-name="T8">r</text:span> own mate or we go neutral? Like a <text:span text:style-name="T2">raccoon</text:span> or something. I mean foxcoon pups are <text:span text:style-name="T2">adorable</text:span> have you seen them?” Beth replies, “Catcoon <text:span text:style-name="T2">kittens are cute to” </text:span></text:p>
      <text:p text:style-name="P4"><text:tab/>Vicky smiles and says, “So we agree?” Beth nods and says, “I’ll start looking” Vicky replies, “How about we look?” </text:p>
      <text:p text:style-name="P4"><text:tab/>Her and Beth get on the computer and start going threw pictures on the site Beth found Tom on.</text:p>
      <text:p text:style-name="P4"><text:tab/>After they find a guy named Rocky. Vicky laughs thinking of <text:span text:style-name="T5">an</text:span> old cartoon and says, “That has to be a stage name” Beth replies, “Or he has a friend that is a moose”. They laugh and kiss.</text:p>
      <text:p text:style-name="P4"><text:tab/>Beth sends him a email asking to talk and tells him the scenario. When Vicky asks, “So are you still a doctor?” Beth frowns and looks at Vicky saying, “Vicky I quit the hospital not give up my <text:span text:style-name="T9">licence</text:span>. I decided to open my own place”</text:p>
      <text:h text:style-name="Heading_20_2" text:outline-level="2"><text:bookmark text:name="orga274f33"/><text:bookmark-start text:name="OrgXref.orga274f33"/>The pub <text:bookmark-end text:name="OrgXref.orga274f33"/></text:h>
      <text:p text:style-name="Text_20_body"><text:tab/>Kit walks out of her room wearing a red dress <text:span text:style-name="T4">with</text:span> short sleeves. It glistens because it's <text:soft-page-break/>cover in glitter. She smiles at Angie and says, <text:span text:style-name="T4">“</text:span>I <text:span text:style-name="T4">have been waiting on</text:span> a reason to wear this<text:span text:style-name="T4">”</text:span> Angie is wearing dark blue jeans short shorts and a t-shirt with amm<text:span text:style-name="T11">o </text:span>party on it. She smiles and says, <text:span text:style-name="T7">“</text:span>Kit you really have never been to one of this have you?<text:span text:style-name="T7">”</text:span> Kit shakes her head and says, <text:span text:style-name="T4">“But </text:span>I saw a pub on TV and it was really high class. I'm excited<text:span text:style-name="T7">”</text:span> Angie laughs and says, <text:span text:style-name="T4">“</text:span>Your way over dressed, but come on. One question though<text:span text:style-name="T7">”</text:span> Kit nods and says, <text:span text:style-name="T7">“</text:span>Yeah I'll go put something less formal on<text:span text:style-name="T4">”</text:span> Angie shakes her head and says, <text:span text:style-name="T7">“</text:span>No you look hot<text:span text:style-name="T7">”</text:span> focussing on how big and formed Kit's breast looks in it. and says, <text:span text:style-name="T4">“</text:span>Are you wearing underwear?<text:span text:style-name="T4">”</text:span> Kit rolls her eyes and says, <text:span text:style-name="T7">“</text:span>Yes. I'm wearing red underwear<text:span text:style-name="T7">”</text:span> Angie smiles as they walk to her car and says, <text:span text:style-name="T4">“</text:span>Oh that lacy red bra and panties that show your but cheeks? I love it” She looks behind Kit to see what her butt looks like in it and sees her tail sticking out the back and says, <text:span text:style-name="T7">“</text:span>Damn you make me hard<text:span text:style-name="T7">”</text:span> Kit looks confused and waits by her door, before saying, <text:span text:style-name="T7">“</text:span>I never understood why girls say that. We don't get erections. <text:s/>We don't even have dicks”</text:p>
      <text:p text:style-name="Text_20_body"><text:tab/>Kit <text:span text:style-name="T4">stands beside the door waiting on</text:span> Angie to open <text:span text:style-name="T4">it.</text:span> <text:span text:style-name="T4">B</text:span>ut after Angie gets in Kit opens the door and climbs in. Angie's car is a small four door but the back seat is only big enough for small kids. Though one time Angie and her had <text:span text:style-name="T4">sex</text:span> there.</text:p>
      <text:p text:style-name="P5"><text:tab/>They both closed the book store. Angie was in heat and Kit was frisky after she gave Spec head on lunch break. They did it in the back lot of <text:span text:style-name="T8">an</text:span> abandoned grocery store. </text:p>
      <text:p text:style-name="P5"><text:tab/>Kit looks at her and says, <text:span text:style-name="T10">“</text:span>What is their lunch like?<text:span text:style-name="T10">”</text:span> Angie says, <text:span text:style-name="T7">“</text:span>Kit this isn't a fancy place. Trust me. I don't know what show you saw but TV exaggerates. But I'm going to get you that burger<text:span text:style-name="T7">”</text:span> Kit nods and says, <text:span text:style-name="T7">“</text:span>OK<text:span text:style-name="T7">”</text:span> </text:p>
      <text:p text:style-name="Text_20_body"><text:tab/>When they pull into <text:span text:style-name="T3">a</text:span> lot Kit is disappointed. Even though Angie told her what to expect she was still expecting a fancy place with a valet parking and someone to at least seat them. </text:p>
      <text:p text:style-name="Text_20_body"><text:tab/>The walk up to the bar, <text:span text:style-name="T8">w</text:span>here Angie's actual dad is washing dishes. He looks up and says, <text:span text:style-name="T10">“</text:span>Why hello there Angie<text:span text:style-name="T10">”</text:span> He looks at Kit and says, <text:span text:style-name="T7">“</text:span>And who is this fancy girl?<text:span text:style-name="T11">”</text:span> Angie nods and says, <text:span text:style-name="T10">“</text:span>That's Kit you met her<text:span text:style-name="T10">”</text:span> He smiles and says, <text:span text:style-name="T7">“</text:span>I know but she wasn't dressed so nice. If she wasn't yours. I'd making a move<text:span text:style-name="T10">”</text:span></text:p>
      <text:p text:style-name="Text_20_body"><text:tab/>Kit rolls her eyes and says, <text:span text:style-name="T4">“W</text:span>ell Angie <text:span text:style-name="T11">I know where you get hitting on everyone comes from”</text:span> Angie shakes her head and says, <text:span text:style-name="T7">“</text:span>No. But I will have a beer and a strawberry daiquiri for Kit also a two burgers and fries”</text:p>
      <text:p text:style-name="Text_20_body"><text:tab/>Charles smiles and says, <text:span text:style-name="T7">“</text:span>We don't mix drinks. <text:span text:style-name="T7">We</text:span> have beer, soda and water, <text:span text:style-name="T11">and more beer</text:span>. We just added liquor last month, though” Angie rolls her eyes and says, <text:span text:style-name="T7">“</text:span>Charles watch daiquiris are easy<text:span text:style-name="T7">”</text:span> She walks behind the bar. He steps a side with a smile. <text:span text:style-name="T11">S</text:span>he looks under the bar and takes out limes lemons then blends some ice till it's smooth squeezes the lemons and limes into it adds some rum and then strawberries and sugar. Blends it more, <text:span text:style-name="T11">then next</text:span> pores it into a glass for Kit after wetting the edge so salt sticks to it and gives it to Kit. </text:p>
      <text:p text:style-name="Text_20_body"><text:tab/>Charles smiles and says, <text:span text:style-name="T7">“</text:span>impressive<text:span text:style-name="T6">”</text:span> Angie rolls her eyes and says, <text:span text:style-name="T4">“</text:span>I didn't even entertain and you thank that's impressive?” Charles replies, <text:span text:style-name="T7">“</text:span>You know how to do something other than serve beer. Yeah that's impressive<text:span text:style-name="T7">”</text:span> Angie sighs and says, <text:span text:style-name="T7">“</text:span>I hope your food is good<text:span text:style-name="T7">”</text:span> </text:p>
      <text:p text:style-name="Text_20_body"><text:tab/>Kit loves the drink and says, <text:span text:style-name="T7">“</text:span>Why have you never made this for me?<text:span text:style-name="T4">”</text:span> Angie responds, <text:span text:style-name="T7">“</text:span>You never asked<text:span text:style-name="T7">”</text:span> Kit smirks and quietly says, <text:span text:style-name="T7">“</text:span>You never asked<text:span text:style-name="T7">”</text:span> </text:p>
      <text:p text:style-name="Text_20_body"><text:tab/>Angie grins at Charles and says, <text:span text:style-name="T6">“</text:span>Kit's a bit of a <text:span text:style-name="T4">lightweight”</text:span> He nods and says, <text:span text:style-name="T6">“</text:span>And you put a extra shot or to in that<text:span text:style-name="T6">”</text:span> Angie shrugs then says, <text:span text:style-name="T6">“</text:span>Hey you should see her when she's stoned. She's fuck a curl….<text:span text:style-name="T6">”</text:span> Kit jumps up and covers Angie's mouth cutting her off. </text:p>
      <text:p text:style-name="Text_20_body"><text:tab/>Kit embarrassed says, <text:span text:style-name="T6">“</text:span>I caught her doing a rock once<text:span text:style-name="T7">”</text:span> Charles shakes his head laughing, <text:span text:style-name="T6">a</text:span>s their food is brought out. </text:p>
      <text:p text:style-name="Text_20_body"><text:tab/>A slim weasel who pulls out her book and says, <text:span text:style-name="T6">“</text:span>Anything else?<text:span text:style-name="T6">”</text:span> Charles looks at her and says, “Sabrina, this here is my daughter, Angie<text:span text:style-name="T6">”</text:span> pointing to Angie. The weasel nods and puts the <text:soft-page-break/>book back up and says, <text:span text:style-name="T6">“</text:span>Nice to meet you mam<text:span text:style-name="T6">”</text:span> </text:p>
      <text:p text:style-name="Text_20_body"><text:tab/>Kit takes a bite of the food and says, <text:span text:style-name="T5">“</text:span>Oh my this is good<text:span text:style-name="T5">”</text:span> She eats it real fast forgetting about manners. Angie laughs and says, <text:span text:style-name="T5">“</text:span>Here I thought you where beginning to handle liquor better<text:span text:style-name="T5">”</text:span> Kit licks her fingers and says, <text:span text:style-name="T5">“</text:span>That was good. <text:span text:style-name="T5">What</text:span>'s for desert<text:span text:style-name="T5">”</text:span> </text:p>
      <text:p text:style-name="Text_20_body"><text:tab/>Charles shrugs and says, <text:span text:style-name="T5">“</text:span>Most just have a cold beer" Kit smiles and notices Charles is moving a bit. She looks at her glass and sees it empty and asks for another. Angie looks at Charles who says, <text:span text:style-name="T5">“</text:span>I have a policy if you get drunk off the first glass”. He waves it off and says, “Fuck it. I don't. I just never saw anyone get drunk off the first glass<text:span text:style-name="T5">”</text:span> </text:p>
      <text:p text:style-name="Text_20_body"><text:tab/>Angie says, <text:span text:style-name="T6">“</text:span>Well Charles I <text:span text:style-name="T5">may have</text:span> slipped her five shots. But I'm driving<text:span text:style-name="T6">”</text:span> He takes her beer and says, <text:span text:style-name="T6">“</text:span>I just got to know you Angie<text:span text:style-name="T6">”</text:span> She takes it back and says, <text:span text:style-name="T6">“</text:span>It'll take about five of those to get me drunk" He shakes his head and says <text:span text:style-name="T6">“</text:span>So how's everything been?<text:span text:style-name="T6">”</text:span> Angie replies while eating a fry, "Well I'm thinking of opening my own place as I told you. But still haven't found any backers" Kit blurts out, "She ain't looked" Angie shoves her gently. But Kit falls off her stool. </text:p>
      <text:p text:style-name="Text_20_body"><text:tab/>Charles looks at Kit and says, "I never thought I'd have to draw the cut off on the first glass but she's drunk" Kit sits back on the stool staggering a little. Angie laughs and says, "Girl I'm going to have to get you drunk more often. But I don't remember you ever getting like this" Kit whispers, "I'm acting trying to rempress your dad<text:span text:style-name="T6">dy”</text:span> Angie says, <text:span text:style-name="T6">“</text:span>I think you mean impress and your drunk honey. Anyway he's already proud of me, and married" He just stands smiling. Kit whispers, "I think he's cute" Angie takes the empty glass and says, "She'll have a black coffee, and you may have beer goggles" Charles laughing says, <text:span text:style-name="T6">“</text:span>Sure will. But I was kind of wonder <text:span text:style-name="T6">how</text:span> drunk she would get off of two glasses" </text:p>
      <text:p text:style-name="Text_20_body">He slides a cup to Kit who starts drinking it. HE looks and says, "That's very hot honey" Kit looks pained and says, "But good" Angie laughs and says, "I probably should get her home" Charles nods and says, "How about you come by tonight and make a few bucks? I'm sure my nine o'clock crowed would love some mixed drinks. Maybe you can show me that bottle flipping they do in the fancy places" Angie nods and says, "OK Go get about six bottle of the cheapest liquor you can find" </text:p>
      <text:p text:style-name="Text_20_body">Curious he asks, "Why cheapest" Angie replies, "Because your going to drop them. But I might take you up on the offer. If not youtube is a thing" She takes Kit by the arm and leads her out. </text:p>
      <text:p text:style-name="Text_20_body">Kit leans in and says, "I wonder what he looks like naked" Angie ignores the comment and leaves. Charles laughs and picks up their dirty dish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loext:contextual-spacing="false"/>
      <style:text-properties fo:font-size="24pt"/>
    </style:style>
    <style:style style:name="OrgSubtitle" style:family="paragraph" style:parent-style-name="Subtitle">
      <style:paragraph-properties fo:margin-top="0in" fo:margin-bottom="0in" loext: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cfe7f5"/>
      <style:paragraph-properties fo:background-color="transparent" fo:padding="0in" fo:border="none" style:shadow="none"/>
    </style:style>
    <style:style style:name="OrgClock" style:family="paragraph" style:parent-style-name="Text_20_body">
      <style:paragraph-properties fo:margin-top="0in" fo:margin-bottom="0in"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193in" fo:border="0.06pt solid #000000" style:shadow="none"/>
    </style:style>
    <style:style style:name="OrgFixedWidthBlockLastLine" style:family="paragraph" style:parent-style-name="OrgFixedWidthBlock">
      <style:paragraph-properties fo:margin-top="0in" fo:margin-bottom="0.0827in" loext: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loext: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cfe7f5" style:shadow="none" draw:shadow-opacity="100%"/>
    </style:style>
    <style:style style:name="OrgCaptionedImage" style:family="graphic" style:parent-style-name="Graphics">
      <style:graphic-properties svg:width="0.0161in" style:rel-width="100%" fo:min-height="0.0161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cfe7f5"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fo:font-family="StarSymbol" style:font-charset="x-symbol"/>
      </text:list-level-style-bullet>
      <text:list-level-style-bullet text:level="2" text:style-name="Bullet_5f_20_5f_Symbols" style:num-suffix="." text:bullet-char="•">
        <style:list-level-properties text:space-before="0.5in" text:min-label-width="0.25in"/>
        <style:text-properties fo:font-family="StarSymbol" style:font-charset="x-symbol"/>
      </text:list-level-style-bullet>
      <text:list-level-style-bullet text:level="3" text:style-name="Bullet_5f_20_5f_Symbols" style:num-suffix="." text:bullet-char="•">
        <style:list-level-properties text:space-before="0.75in" text:min-label-width="0.25in"/>
        <style:text-properties fo:font-family="StarSymbol" style:font-charset="x-symbol"/>
      </text:list-level-style-bullet>
      <text:list-level-style-bullet text:level="4" text:style-name="Bullet_5f_20_5f_Symbols" style:num-suffix="." text:bullet-char="•">
        <style:list-level-properties text:space-before="1in" text:min-label-width="0.25in"/>
        <style:text-properties fo:font-family="StarSymbol" style:font-charset="x-symbol"/>
      </text:list-level-style-bullet>
      <text:list-level-style-bullet text:level="5" text:style-name="Bullet_5f_20_5f_Symbols" style:num-suffix="." text:bullet-char="•">
        <style:list-level-properties text:space-before="1.25in" text:min-label-width="0.25in"/>
        <style:text-properties fo:font-family="StarSymbol" style:font-charset="x-symbol"/>
      </text:list-level-style-bullet>
      <text:list-level-style-bullet text:level="6" text:style-name="Bullet_5f_20_5f_Symbols" style:num-suffix="." text:bullet-char="•">
        <style:list-level-properties text:space-before="1.5in" text:min-label-width="0.25in"/>
        <style:text-properties fo:font-family="StarSymbol" style:font-charset="x-symbol"/>
      </text:list-level-style-bullet>
      <text:list-level-style-bullet text:level="7" text:style-name="Bullet_5f_20_5f_Symbols" style:num-suffix="." text:bullet-char="•">
        <style:list-level-properties text:space-before="1.75in" text:min-label-width="0.25in"/>
        <style:text-properties fo:font-family="StarSymbol" style:font-charset="x-symbol"/>
      </text:list-level-style-bullet>
      <text:list-level-style-bullet text:level="8" text:style-name="Bullet_5f_20_5f_Symbols" style:num-suffix="." text:bullet-char="•">
        <style:list-level-properties text:space-before="2in" text:min-label-width="0.25in"/>
        <style:text-properties fo:font-family="StarSymbol" style:font-charset="x-symbol"/>
      </text:list-level-style-bullet>
      <text:list-level-style-bullet text:level="9" text:style-name="Bullet_5f_20_5f_Symbols" style:num-suffix="." text:bullet-char="•">
        <style:list-level-properties text:space-before="2.25in" text:min-label-width="0.25in"/>
        <style:text-properties fo:font-family="StarSymbol" style:font-charset="x-symbol"/>
      </text:list-level-style-bullet>
      <text:list-level-style-bullet text:level="10" text:style-name="Bullet_5f_20_5f_Symbols"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 Parsons</meta:initial-creator>
    <dc:date>2018-02-14T13:51:34.170000000</dc:date>
    <meta:creation-date>2018-01-21T11:35:00</meta:creation-date>
    <meta:generator>LibreOffice/6.0.0.3$Windows_X86_64 LibreOffice_project/64a0f66915f38c6217de274f0aa8e15618924765</meta:generator>
    <meta:keyword/>
    <dc:subject/>
    <dc:title/>
    <meta:editing-duration>PT14H16M21S</meta:editing-duration>
    <meta:editing-cycles>5</meta:editing-cycles>
    <meta:document-statistic meta:table-count="0" meta:image-count="0" meta:object-count="0" meta:page-count="3" meta:paragraph-count="40" meta:word-count="1919" meta:character-count="10018" meta:non-whitespace-character-count="8082"/>
  </office:meta>
</office:document-meta>
</file>